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6591in"/>
    </style:style>
    <style:style style:name="co2" style:family="table-column">
      <style:table-column-properties fo:break-before="auto" style:column-width="0.8465in"/>
    </style:style>
    <style:style style:name="co3" style:family="table-column">
      <style:table-column-properties fo:break-before="auto" style:column-width="0.6429in"/>
    </style:style>
    <style:style style:name="co4" style:family="table-column">
      <style:table-column-properties fo:break-before="auto" style:column-width="0.8362in"/>
    </style:style>
    <style:style style:name="co5" style:family="table-column">
      <style:table-column-properties fo:break-before="auto" style:column-width="0.7827in"/>
    </style:style>
    <style:style style:name="co6" style:family="table-column">
      <style:table-column-properties fo:break-before="auto" style:column-width="0.2673in"/>
    </style:style>
    <style:style style:name="co7" style:family="table-column">
      <style:table-column-properties fo:break-before="auto" style:column-width="1.3189in"/>
    </style:style>
    <style:style style:name="co8" style:family="table-column">
      <style:table-column-properties fo:break-before="auto" style:column-width="0.3457in"/>
    </style:style>
    <style:style style:name="co9" style:family="table-column">
      <style:table-column-properties fo:break-before="auto" style:column-width="0.3217in"/>
    </style:style>
    <style:style style:name="co10" style:family="table-column">
      <style:table-column-properties fo:break-before="auto" style:column-width="0.4602in"/>
    </style:style>
    <style:style style:name="co11" style:family="table-column">
      <style:table-column-properties fo:break-before="auto" style:column-width="0.4283in"/>
    </style:style>
    <style:style style:name="co12" style:family="table-column">
      <style:table-column-properties fo:break-before="auto" style:column-width="0.4929in"/>
    </style:style>
    <style:style style:name="co13" style:family="table-column">
      <style:table-column-properties fo:break-before="auto" style:column-width="0.3752in"/>
    </style:style>
    <style:style style:name="co14" style:family="table-column">
      <style:table-column-properties fo:break-before="auto" style:column-width="1.5756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2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3" style:family="table-cell" style:parent-style-name="Default">
      <style:table-cell-properties style:vertical-align="middle"/>
    </style:style>
    <style:style style:name="ce10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able-cell-properties fo:wrap-option="wrap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28" style:family="table-cell" style:parent-style-name="Default" style:data-style-name="N2"/>
    <style:style style:name="ce2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Liberation Sans" fo:font-size="1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 100 Item NEO5_20 Questionnaire'.$B$126:$'IPIP 100 Item NEO5_20 Questionnaire'.$E$126])" table:allow-empty-cell="false" table:display-list="no" table:base-cell-address="'IPIP 100 Item NEO5_20 Questionnaire'.B5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, "X", "y", or "Y" are valid in this cell!</text:p>
          </table:error-message>
        </table:content-validation>
        <table:content-validation table:name="val2" table:condition="of:cell-content-is-in-list([$'IPIP 100 Item NEO5_20 Questionnaire'.$B$126:$'IPIP 100 Item NEO5_20 Questionnaire'.$E$126])" table:allow-empty-cell="false" table:display-list="no" table:base-cell-address="'IPIP 100 Item NEO5_20 Questionnaire'.B104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, "X", "y", or "Y" are valid in this cell!</text:p>
          </table:error-message>
        </table:content-validation>
        <table:content-validation table:name="val3" table:condition="of:cell-content-is-in-list([$'IPIP 100 Item NEO5_20 Questionnaire'.$B$126:$'IPIP 100 Item NEO5_20 Questionnaire'.$E$126])" table:allow-empty-cell="false" table:display-list="no" table:base-cell-address="'IPIP 100 Item NEO5_20 Questionnaire'.C5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, "X", "y", or "Y" are valid in this cell!</text:p>
          </table:error-message>
        </table:content-validation>
        <table:content-validation table:name="val4" table:condition="of:cell-content-is-in-list([$'IPIP 100 Item NEO5_20 Questionnaire'.$B$126:$'IPIP 100 Item NEO5_20 Questionnaire'.$E$126])" table:allow-empty-cell="false" table:display-list="no" table:base-cell-address="'IPIP 100 Item NEO5_20 Questionnaire'.C68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, "X", "y", or "Y" are valid in this cell!</text:p>
          </table:error-message>
        </table:content-validation>
      </table:content-validations>
      <table:table table:name="IPIP 100 Item NEO5_20 Questionnair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9" table:default-cell-style-name="ce14"/>
        <table:table-column table:style-name="co13" table:default-cell-style-name="ce14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100 Item Big Five Open Source Questionnaire</text:p>
          </table:table-cell>
          <table:covered-table-cell table:style-name="ce1"/>
          <table:covered-table-cell table:number-columns-repeated="4" table:style-name="ce25"/>
          <table:table-cell table:number-columns-repeated="3"/>
          <table:table-cell table:style-name="ce14"/>
          <table:table-cell table:number-columns-repeated="5"/>
          <table:table-cell table:style-name="ce8"/>
        </table:table-row>
        <table:table-row table:style-name="ro2">
          <table:table-cell/>
          <table:table-cell table:style-name="ce3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25"/>
          <table:table-cell table:number-columns-repeated="3"/>
          <table:table-cell table:style-name="ce14"/>
          <table:table-cell table:number-columns-repeated="5"/>
          <table:table-cell table:style-name="ce8"/>
        </table:table-row>
        <table:table-row table:style-name="ro3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 table:number-columns-repeated="2"/>
          <table:table-cell table:style-name="ce4"/>
          <table:table-cell table:number-columns-repeated="5"/>
          <table:table-cell table:style-name="ce8"/>
        </table:table-row>
        <table:table-row table:style-name="ro3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 table:style-name="ce2" office:value-type="string" calcext:value-type="string">
            <text:p>Factor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4">
          <table:table-cell office:value-type="string" calcext:value-type="string">
            <text:p>Trust what people say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]);[.K5];IF(ISTEXT([.C5]);[.L5];IF(ISTEXT([.D5]);[.M5];IF(ISTEXT([.E5]);[.N5];IF(ISTEXT([.F5]);[.O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ay attention to detail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]);[.K6];IF(ISTEXT([.C6]);[.L6];IF(ISTEXT([.D6]);[.M6];IF(ISTEXT([.E6]);[.N6];IF(ISTEXT([.F6]);[.O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difficulty understanding abstract idea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]);[.K7];IF(ISTEXT([.C7]);[.L7];IF(ISTEXT([.D7]);[.M7];IF(ISTEXT([.E7]);[.N7];IF(ISTEXT([.F7]);[.O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lose my composure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]);[.K8];IF(ISTEXT([.C8]);[.L8];IF(ISTEXT([.D8]);[.M8];IF(ISTEXT([.E8]);[.N8];IF(ISTEXT([.F8]);[.O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talk a lot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]);[.K9];IF(ISTEXT([.C9]);[.L9];IF(ISTEXT([.D9]);[.M9];IF(ISTEXT([.E9]);[.N9];IF(ISTEXT([.F9]);[.O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see things through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]);[.K10];IF(ISTEXT([.C10]);[.L10];IF(ISTEXT([.D10]);[.M10];IF(ISTEXT([.E10]);[.N10];IF(ISTEXT([.F10]);[.O1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often down in the dump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]);[.K11];IF(ISTEXT([.C11]);[.L11];IF(ISTEXT([.D11]);[.M11];IF(ISTEXT([.E11]);[.N11];IF(ISTEXT([.F11]);[.O1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ind it difficult to approach other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]);[.K12];IF(ISTEXT([.C12]);[.L12];IF(ISTEXT([.D12]);[.M12];IF(ISTEXT([.E12]);[.N12];IF(ISTEXT([.F12]);[.O1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in the importance of art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]);[.K13];IF(ISTEXT([.C13]);[.L13];IF(ISTEXT([.D13]);[.M13];IF(ISTEXT([.E13]);[.N13];IF(ISTEXT([.F13]);[.O1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sharp tongue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]);[.K14];IF(ISTEXT([.C14]);[.L14];IF(ISTEXT([.D14]);[.M14];IF(ISTEXT([.E14]);[.N14];IF(ISTEXT([.F14]);[.O1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others at a distance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]);[.K15];IF(ISTEXT([.C15]);[.L15];IF(ISTEXT([.D15]);[.M15];IF(ISTEXT([.E15]);[.N15];IF(ISTEXT([.F15]);[.O1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main calm under pressure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]);[.K16];IF(ISTEXT([.C16]);[.L16];IF(ISTEXT([.D16]);[.M16];IF(ISTEXT([.E16]);[.N16];IF(ISTEXT([.F16]);[.O1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old a grudge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]);[.K17];IF(ISTEXT([.C17]);[.L17];IF(ISTEXT([.D17]);[.M17];IF(ISTEXT([.E17]);[.N17];IF(ISTEXT([.F17]);[.O1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enjoy going to art museum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]);[.K18];IF(ISTEXT([.C18]);[.L18];IF(ISTEXT([.D18]);[.M18];IF(ISTEXT([.E18]);[.N18];IF(ISTEXT([.F18]);[.O1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bothered by thing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]);[.K19];IF(ISTEXT([.C19]);[.L19];IF(ISTEXT([.D19]);[.M19];IF(ISTEXT([.E19]);[.N19];IF(ISTEXT([.F19]);[.O1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plans and stick to them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]);[.K20];IF(ISTEXT([.C20]);[.L20];IF(ISTEXT([.D20]);[.M20];IF(ISTEXT([.E20]);[.N20];IF(ISTEXT([.F20]);[.O2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mpathize with others' feeling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]);[.K21];IF(ISTEXT([.C21]);[.L21];IF(ISTEXT([.D21]);[.M21];IF(ISTEXT([.E21]);[.N21];IF(ISTEXT([.F21]);[.O2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frequent mood swing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]);[.K22];IF(ISTEXT([.C22]);[.L22];IF(ISTEXT([.D22]);[.M22];IF(ISTEXT([.E22]);[.N22];IF(ISTEXT([.F22]);[.O2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contacts with other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]);[.K23];IF(ISTEXT([.C23]);[.L23];IF(ISTEXT([.D23]);[.M23];IF(ISTEXT([.E23]);[.N23];IF(ISTEXT([.F23]);[.O2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frustrated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]);[.K24];IF(ISTEXT([.C24]);[.L24];IF(ISTEXT([.D24]);[.M24];IF(ISTEXT([.E24]);[.N24];IF(ISTEXT([.F24]);[.O2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eed a push to get started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]);[.K25];IF(ISTEXT([.C25]);[.L25];IF(ISTEXT([.D25]);[.M25];IF(ISTEXT([.E25]);[.N25];IF(ISTEXT([.F25]);[.O2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demands on other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]);[.K26];IF(ISTEXT([.C26]);[.L26];IF(ISTEXT([.D26]);[.M26];IF(ISTEXT([.E26]);[.N26];IF(ISTEXT([.F26]);[.O2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get mad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]);[.K27];IF(ISTEXT([.C27]);[.L27];IF(ISTEXT([.D27]);[.M27];IF(ISTEXT([.E27]);[.N27];IF(ISTEXT([.F27]);[.O2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exacting in my work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]);[.K28];IF(ISTEXT([.C28]);[.L28];IF(ISTEXT([.D28]);[.M28];IF(ISTEXT([.E28]);[.N28];IF(ISTEXT([.F28]);[.O2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out for my own personal gain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]);[.K29];IF(ISTEXT([.C29]);[.L29];IF(ISTEXT([.D29]);[.M29];IF(ISTEXT([.E29]);[.N29];IF(ISTEXT([.F29]);[.O2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hearing new idea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]);[.K30];IF(ISTEXT([.C30]);[.L30];IF(ISTEXT([.D30]);[.M30];IF(ISTEXT([.E30]);[.N30];IF(ISTEXT([.F30]);[.O3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put my mind on the task at hand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1]);[.K31];IF(ISTEXT([.C31]);[.L31];IF(ISTEXT([.D31]);[.M31];IF(ISTEXT([.E31]);[.N31];IF(ISTEXT([.F31]);[.O3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anic easily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2]);[.K32];IF(ISTEXT([.C32]);[.L32];IF(ISTEXT([.D32]);[.M32];IF(ISTEXT([.E32]);[.N32];IF(ISTEXT([.F32]);[.O3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others have good intention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3]);[.K33];IF(ISTEXT([.C33]);[.L33];IF(ISTEXT([.D33]);[.M33];IF(ISTEXT([.E33]);[.N33];IF(ISTEXT([.F33]);[.O3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thinking about thing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4]);[.K34];IF(ISTEXT([.C34]);[.L34];IF(ISTEXT([.D34]);[.M34];IF(ISTEXT([.E34]);[.N34];IF(ISTEXT([.F34]);[.O3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rry out my plan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5]);[.K35];IF(ISTEXT([.C35]);[.L35];IF(ISTEXT([.D35]);[.M35];IF(ISTEXT([.E35]);[.N35];IF(ISTEXT([.F35]);[.O3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little to say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6]);[.K36];IF(ISTEXT([.C36]);[.L36];IF(ISTEXT([.D36]);[.M36];IF(ISTEXT([.E36]);[.N36];IF(ISTEXT([.F36]);[.O3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ar for the worst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7]);[.K37];IF(ISTEXT([.C37]);[.L37];IF(ISTEXT([.D37]);[.M37];IF(ISTEXT([.E37]);[.N37];IF(ISTEXT([.F37]);[.O3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people feel at ease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8]);[.K38];IF(ISTEXT([.C38]);[.L38];IF(ISTEXT([.D38]);[.M38];IF(ISTEXT([.E38]);[.N38];IF(ISTEXT([.F38]);[.O3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like poetry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9]);[.K39];IF(ISTEXT([.C39]);[.L39];IF(ISTEXT([.D39]);[.M39];IF(ISTEXT([.E39]);[.N39];IF(ISTEXT([.F39]);[.O3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stressed out easily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0]);[.K40];IF(ISTEXT([.C40]);[.L40];IF(ISTEXT([.D40]);[.M40];IF(ISTEXT([.E40]);[.N40];IF(ISTEXT([.F40]);[.O4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rm up quickly to other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1]);[.K41];IF(ISTEXT([.C41]);[.L41];IF(ISTEXT([.D41]);[.M41];IF(ISTEXT([.E41]);[.N41];IF(ISTEXT([.F41]);[.O4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llow through with my plan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2]);[.K42];IF(ISTEXT([.C42]);[.L42];IF(ISTEXT([.D42]);[.M42];IF(ISTEXT([.E42]);[.N42];IF(ISTEXT([.F42]);[.O4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wild flights of fantasy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3]);[.K43];IF(ISTEXT([.C43]);[.L43];IF(ISTEXT([.D43]);[.M43];IF(ISTEXT([.E43]);[.N43];IF(ISTEXT([.F43]);[.O4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concerned about other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4]);[.K44];IF(ISTEXT([.C44]);[.L44];IF(ISTEXT([.D44]);[.M44];IF(ISTEXT([.E44]);[.N44];IF(ISTEXT([.F44]);[.O4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now how to captivate people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5]);[.K45];IF(ISTEXT([.C45]);[.L45];IF(ISTEXT([.D45]);[.M45];IF(ISTEXT([.E45]);[.N45];IF(ISTEXT([.F45]);[.O4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ess things up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6]);[.K46];IF(ISTEXT([.C46]);[.L46];IF(ISTEXT([.D46]);[.M46];IF(ISTEXT([.E46]);[.N46];IF(ISTEXT([.F46]);[.O4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relaxed most of the time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7]);[.K47];IF(ISTEXT([.C47]);[.L47];IF(ISTEXT([.D47]);[.M47];IF(ISTEXT([.E47]);[.N47];IF(ISTEXT([.F47]);[.O4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rich vocabulary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8]);[.K48];IF(ISTEXT([.C48]);[.L48];IF(ISTEXT([.D48]);[.M48];IF(ISTEXT([.E48]);[.N48];IF(ISTEXT([.F48]);[.O4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ccept people as they are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9]);[.K49];IF(ISTEXT([.C49]);[.L49];IF(ISTEXT([.D49]);[.M49];IF(ISTEXT([.E49]);[.N49];IF(ISTEXT([.F49]);[.O4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threatened easily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0]);[.K50];IF(ISTEXT([.C50]);[.L50];IF(ISTEXT([.D50]);[.M50];IF(ISTEXT([.E50]);[.N50];IF(ISTEXT([.F50]);[.O5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excited by new idea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1]);[.K51];IF(ISTEXT([.C51]);[.L51];IF(ISTEXT([.D51]);[.M51];IF(ISTEXT([.E51]);[.N51];IF(ISTEXT([.F51]);[.O5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tart conversation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2]);[.K52];IF(ISTEXT([.C52]);[.L52];IF(ISTEXT([.D52]);[.M52];IF(ISTEXT([.E52]);[.N52];IF(ISTEXT([.F52]);[.O5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ut others to piece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3]);[.K53];IF(ISTEXT([.C53]);[.L53];IF(ISTEXT([.D53]);[.M53];IF(ISTEXT([.E53]);[.N53];IF(ISTEXT([.F53]);[.O5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vivid imagination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4]);[.K54];IF(ISTEXT([.C54]);[.L54];IF(ISTEXT([.D54]);[.M54];IF(ISTEXT([.E54]);[.N54];IF(ISTEXT([.F54]);[.O5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uld describe my experiences as somewhat dull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5]);[.K55];IF(ISTEXT([.C55]);[.L55];IF(ISTEXT([.D55]);[.M55];IF(ISTEXT([.E55]);[.N55];IF(ISTEXT([.F55]);[.O5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uspect hidden motives in other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6]);[.K56];IF(ISTEXT([.C56]);[.L56];IF(ISTEXT([.D56]);[.M56];IF(ISTEXT([.E56]);[.N56];IF(ISTEXT([.F56]);[.O5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eave things unfinished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7]);[.K57];IF(ISTEXT([.C57]);[.L57];IF(ISTEXT([.D57]);[.M57];IF(ISTEXT([.E57]);[.N57];IF(ISTEXT([.F57]);[.O5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like to draw attention to myself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8]);[.K58];IF(ISTEXT([.C58]);[.L58];IF(ISTEXT([.D58]);[.M58];IF(ISTEXT([.E58]);[.N58];IF(ISTEXT([.F58]);[.O5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chores done right away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9]);[.K59];IF(ISTEXT([.C59]);[.L59];IF(ISTEXT([.D59]);[.M59];IF(ISTEXT([.E59]);[.N59];IF(ISTEXT([.F59]);[.O5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feel blue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0]);[.K60];IF(ISTEXT([.C60]);[.L60];IF(ISTEXT([.D60]);[.M60];IF(ISTEXT([.E60]);[.N60];IF(ISTEXT([.F60]);[.O6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mplete tasks successfully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1]);[.K61];IF(ISTEXT([.C61]);[.L61];IF(ISTEXT([.D61]);[.M61];IF(ISTEXT([.E61]);[.N61];IF(ISTEXT([.F61]);[.O6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spect other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2]);[.K62];IF(ISTEXT([.C62]);[.L62];IF(ISTEXT([.D62]);[.M62];IF(ISTEXT([.E62]);[.N62];IF(ISTEXT([.F62]);[.O6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treat from other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3]);[.K63];IF(ISTEXT([.C63]);[.L63];IF(ISTEXT([.D63]);[.M63];IF(ISTEXT([.E63]);[.N63];IF(ISTEXT([.F63]);[.O6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myself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4]);[.K64];IF(ISTEXT([.C64]);[.L64];IF(ISTEXT([.D64]);[.M64];IF(ISTEXT([.E64]);[.N64];IF(ISTEXT([.F64]);[.O6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too much tax money goes to support artist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5]);[.K65];IF(ISTEXT([.C65]);[.L65];IF(ISTEXT([.D65]);[.M65];IF(ISTEXT([.E65]);[.N65];IF(ISTEXT([.F65]);[.O6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lk to a lot of different people at partie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6]);[.K66];IF(ISTEXT([.C66]);[.L66];IF(ISTEXT([.D66]);[.M66];IF(ISTEXT([.E66]);[.N66];IF(ISTEXT([.F66]);[.O6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feel blue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7]);[.K67];IF(ISTEXT([.C67]);[.L67];IF(ISTEXT([.D67]);[.M67];IF(ISTEXT([.E67]);[.N67];IF(ISTEXT([.F67]);[.O6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end to vote for liberal political candidates.</text:p>
          </table:table-cell>
          <table:table-cell table:style-name="ce25" table:content-validation-name="val1"/>
          <table:table-cell table:style-name="ce25" table:content-validation-name="val4"/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8]);[.K68];IF(ISTEXT([.C68]);[.L68];IF(ISTEXT([.D68]);[.M68];IF(ISTEXT([.E68]);[.N68];IF(ISTEXT([.F68]);[.O6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inish what I start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9]);[.K69];IF(ISTEXT([.C69]);[.L69];IF(ISTEXT([.D69]);[.M69];IF(ISTEXT([.E69]);[.N69];IF(ISTEXT([.F69]);[.O6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heer people up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0]);[.K70];IF(ISTEXT([.C70]);[.L70];IF(ISTEXT([.D70]);[.M70];IF(ISTEXT([.E70]);[.N70];IF(ISTEXT([.F70]);[.O7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I am better than other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1]);[.K71];IF(ISTEXT([.C71]);[.L71];IF(ISTEXT([.D71]);[.M71];IF(ISTEXT([.E71]);[.N71];IF(ISTEXT([.F71]);[.O7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 say things beautifully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2]);[.K72];IF(ISTEXT([.C72]);[.L72];IF(ISTEXT([.D72]);[.M72];IF(ISTEXT([.E72]);[.N72];IF(ISTEXT([.F72]);[.O7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mind being the center of attention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3]);[.K73];IF(ISTEXT([.C73]);[.L73];IF(ISTEXT([.D73]);[.M73];IF(ISTEXT([.E73]);[.N73];IF(ISTEXT([.F73]);[.O7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hirk my dutie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4]);[.K74];IF(ISTEXT([.C74]);[.L74];IF(ISTEXT([.D74]);[.M74];IF(ISTEXT([.E74]);[.N74];IF(ISTEXT([.F74]);[.O7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very pleased with myself.</text:p>
          </table:table-cell>
          <table:table-cell table:style-name="ce25" table:content-validation-name="val2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5]);[.K75];IF(ISTEXT([.C75]);[.L75];IF(ISTEXT([.D75]);[.M75];IF(ISTEXT([.E75]);[.N75];IF(ISTEXT([.F75]);[.O7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look for a deeper meaning in thing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6]);[.K76];IF(ISTEXT([.C76]);[.L76];IF(ISTEXT([.D76]);[.M76];IF(ISTEXT([.E76]);[.N76];IF(ISTEXT([.F76]);[.O7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sult people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7]);[.K77];IF(ISTEXT([.C77]);[.L77];IF(ISTEXT([.D77]);[.M77];IF(ISTEXT([.E77]);[.N77];IF(ISTEXT([.F77]);[.O7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lways prepared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8]);[.K78];IF(ISTEXT([.C78]);[.L78];IF(ISTEXT([.D78]);[.M78];IF(ISTEXT([.E78]);[.N78];IF(ISTEXT([.F78]);[.O7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hard to get to know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9]);[.K79];IF(ISTEXT([.C79]);[.L79];IF(ISTEXT([.D79]);[.M79];IF(ISTEXT([.E79]);[.N79];IF(ISTEXT([.F79]);[.O7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ste my time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0]);[.K80];IF(ISTEXT([.C80]);[.L80];IF(ISTEXT([.D80]);[.M80];IF(ISTEXT([.E80]);[.N80];IF(ISTEXT([.F80]);[.O8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end to vote for conservative political candidate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1]);[.K81];IF(ISTEXT([.C81]);[.L81];IF(ISTEXT([.D81]);[.M81];IF(ISTEXT([.E81]);[.N81];IF(ISTEXT([.F81]);[.O8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comfortable around people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2]);[.K82];IF(ISTEXT([.C82]);[.L82];IF(ISTEXT([.D82]);[.M82];IF(ISTEXT([.E82]);[.N82];IF(ISTEXT([.F82]);[.O8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back at other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3]);[.K83];IF(ISTEXT([.C83]);[.L83];IF(ISTEXT([.D83]);[.M83];IF(ISTEXT([.E83]);[.N83];IF(ISTEXT([.F83]);[.O8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things according to a plan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4]);[.K84];IF(ISTEXT([.C84]);[.L84];IF(ISTEXT([.D84]);[.M84];IF(ISTEXT([.E84]);[.N84];IF(ISTEXT([.F84]);[.O8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friends easily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5]);[.K85];IF(ISTEXT([.C85]);[.L85];IF(ISTEXT([.D85]);[.M85];IF(ISTEXT([.E85]);[.N85];IF(ISTEXT([.F85]);[.O8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just enough work to get by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6]);[.K86];IF(ISTEXT([.C86]);[.L86];IF(ISTEXT([.D86]);[.M86];IF(ISTEXT([.E86]);[.N86];IF(ISTEXT([.F86]);[.O8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filled with doubts about thing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7]);[.K87];IF(ISTEXT([.C87]);[.L87];IF(ISTEXT([.D87]);[.M87];IF(ISTEXT([.E87]);[.N87];IF(ISTEXT([.F87]);[.O8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philosophical discussion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8]);[.K88];IF(ISTEXT([.C88]);[.L88];IF(ISTEXT([.D88]);[.M88];IF(ISTEXT([.E88]);[.N88];IF(ISTEXT([.F88]);[.O8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good word for everyone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9]);[.K89];IF(ISTEXT([.C89]);[.L89];IF(ISTEXT([.D89]);[.M89];IF(ISTEXT([.E89]);[.N89];IF(ISTEXT([.F89]);[.O8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skilled in handling social situation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0]);[.K90];IF(ISTEXT([.C90]);[.L90];IF(ISTEXT([.D90]);[.M90];IF(ISTEXT([.E90]);[.N90];IF(ISTEXT([.F90]);[.O9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rry the conversation to a higher level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1]);[.K91];IF(ISTEXT([.C91]);[.L91];IF(ISTEXT([.D91]);[.M91];IF(ISTEXT([.E91]);[.N91];IF(ISTEXT([.F91]);[.O9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easy to satisfy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2]);[.K92];IF(ISTEXT([.C92]);[.L92];IF(ISTEXT([.D92]);[.M92];IF(ISTEXT([.E92]);[.N92];IF(ISTEXT([.F92]);[.O9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get irritated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3]);[.K93];IF(ISTEXT([.C93]);[.L93];IF(ISTEXT([.D93]);[.M93];IF(ISTEXT([.E93]);[.N93];IF(ISTEXT([.F93]);[.O9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interested in abstract idea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4]);[.K94];IF(ISTEXT([.C94]);[.L94];IF(ISTEXT([.D94]);[.M94];IF(ISTEXT([.E94]);[.N94];IF(ISTEXT([.F94]);[.O9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a mess of thing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5]);[.K95];IF(ISTEXT([.C95]);[.L95];IF(ISTEXT([.D95]);[.M95];IF(ISTEXT([.E95]);[.N95];IF(ISTEXT([.F95]);[.O9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in the background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6]);[.K96];IF(ISTEXT([.C96]);[.L96];IF(ISTEXT([.D96]);[.M96];IF(ISTEXT([.E96]);[.N96];IF(ISTEXT([.F96]);[.O9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eat all people equally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7]);[.K97];IF(ISTEXT([.C97]);[.L97];IF(ISTEXT([.D97]);[.M97];IF(ISTEXT([.E97]);[.N97];IF(ISTEXT([.F97]);[.O9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rry about thing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8]);[.K98];IF(ISTEXT([.C98]);[.L98];IF(ISTEXT([.D98]);[.M98];IF(ISTEXT([.E98]);[.N98];IF(ISTEXT([.F98]);[.O9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ind it difficult to get down to work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9]);[.K99];IF(ISTEXT([.C99]);[.L99];IF(ISTEXT([.D99]);[.M99];IF(ISTEXT([.E99]);[.N99];IF(ISTEXT([.F99]);[.O9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interested in theoretical discussion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0]);[.K100];IF(ISTEXT([.C100]);[.L100];IF(ISTEXT([.D100]);[.M100];IF(ISTEXT([.E100]);[.N100];IF(ISTEXT([.F100]);[.O10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the life of the party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1]);[.K101];IF(ISTEXT([.C101]);[.L101];IF(ISTEXT([.D101]);[.M101];IF(ISTEXT([.E101]);[.N101];IF(ISTEXT([.F101]);[.O10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comfortable with myself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2]);[.K102];IF(ISTEXT([.C102]);[.L102];IF(ISTEXT([.D102]);[.M102];IF(ISTEXT([.E102]);[.N102];IF(ISTEXT([.F102]);[.O10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ntradict other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3]);[.K103];IF(ISTEXT([.C103]);[.L103];IF(ISTEXT([.D103]);[.M103];IF(ISTEXT([.E103]);[.N103];IF(ISTEXT([.F103]);[.O10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like art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4]);[.K104];IF(ISTEXT([.C104]);[.L104];IF(ISTEXT([.D104]);[.M104];IF(ISTEXT([.E104]);[.N104];IF(ISTEXT([.F104]);[.O10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25"/>
          <table:table-cell office:value-type="string" calcext:value-type="string">
            <text:p>|</text:p>
          </table:table-cell>
          <table:table-cell office:value-type="string" calcext:value-type="string" table:number-columns-spanned="9" table:number-rows-spanned="1">
            <text:p>----------------------------------------------------------------------------------------------------------------------</text:p>
          </table:table-cell>
          <table:covered-table-cell table:number-columns-repeated="6" table:style-name="ce25"/>
          <table:covered-table-cell table:number-columns-repeated="2" table:style-name="ce29"/>
        </table:table-row>
        <table:table-row table:style-name="ro4">
          <table:table-cell/>
          <table:table-cell table:style-name="ce14" table:number-columns-repeated="5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2" office:value-type="string" calcext:value-type="string">
            <text:p><text:span text:style-name="T1">Items are from the TedoneItemAssignmentTable spreadsheet downloaded from</text:span> the page <text:span text:style-name="T2">at https://ipip.ori.org/ItemAssignmentTable.htm</text:span> on May 23, 2020.</text:p>
          </table:table-cell>
          <table:table-cell table:style-name="ce14" table:number-columns-repeated="5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3"/>
          <table:table-cell table:style-name="ce14" table:number-columns-repeated="5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 table:number-rows-repeated="2">
          <table:table-cell/>
          <table:table-cell table:style-name="ce14" table:number-columns-repeated="5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/>
          <table:table-cell table:style-name="ce15" table:number-columns-repeated="2"/>
          <table:table-cell table:style-name="ce14" table:number-columns-repeated="3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1">
          <table:table-cell table:style-name="ce10" office:value-type="string" calcext:value-type="string">
            <text:p>Score:</text:p>
          </table:table-cell>
          <table:table-cell table:style-name="ce15" office:value-type="string" calcext:value-type="string">
            <text:p><text:span text:style-name="T3">Raw 2</text:span>0-100</text:p>
          </table:table-cell>
          <table:table-cell table:style-name="ce15" office:value-type="string" calcext:value-type="string">
            <text:p>Percent</text:p>
          </table:table-cell>
          <table:table-cell table:style-name="ce15" office:value-type="string" calcext:value-type="string">
            <text:p>Meaning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1" office:value-type="string" calcext:value-type="string">
            <text:p>Openness</text:p>
          </table:table-cell>
          <table:table-cell table:style-name="ce14" table:formula="of:=SUM([.P7]+[.P13]+[.P18]+[.P30]+[.P34]+[.P39]+[.P43]+[.P48]+[.P51]+[.P54]+[.P65]+[.P68]+[.P72]+[.P76]+[.P81]+[.P88]+[.P91]+[.P94]+[.P100]+[.P104])" office:value-type="float" office:value="0" calcext:value-type="float">
            <text:p>0</text:p>
          </table:table-cell>
          <table:table-cell table:style-name="ce14" table:formula="of:=ORG.LIBREOFFICE.RAWSUBTRACT( [.B113];10)" office:value-type="float" office:value="-10" calcext:value-type="float">
            <text:p>-10</text:p>
          </table:table-cell>
          <table:table-cell table:style-name="ce16" table:formula="of:=IF([.C113]&lt;=20;&quot;Very Low&quot;;IF([.C113]&lt;=40;&quot;Low&quot;;IF([.C113]&lt;60;&quot;Average&quot;;IF([.C113]&lt;80;&quot;High&quot;;&quot;Very High&quot;))))" office:value-type="string" office:string-value="Very Low" calcext:value-type="string">
            <text:p>Very Low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1" office:value-type="string" calcext:value-type="string">
            <text:p>Conscientiousness</text:p>
          </table:table-cell>
          <table:table-cell table:style-name="ce14" table:formula="of:=SUM([.P6]+[.P10]+[.P20]+[.P25]+[.P28]+[.P31]+[.P35]+[.P42]+[.P46]+[.P57]+[.P59]+[.P61]+[.P69]+[.P74]+[.P78]+[.P80]+[.P84]+[.P86]+[.P95]+[.P99])" office:value-type="float" office:value="0" calcext:value-type="float">
            <text:p>0</text:p>
          </table:table-cell>
          <table:table-cell table:style-name="ce14" table:formula="of:=ORG.LIBREOFFICE.RAWSUBTRACT( [.B114];10)" office:value-type="float" office:value="-10" calcext:value-type="float">
            <text:p>-10</text:p>
          </table:table-cell>
          <table:table-cell table:style-name="ce16" table:formula="of:=IF([.C114]&lt;=20;&quot;Very Low&quot;;IF([.C114]&lt;=40;&quot;Low&quot;;IF([.C114]&lt;60;&quot;Average&quot;;IF([.C114]&lt;80;&quot;High&quot;;&quot;Very High&quot;))))" office:value-type="string" office:string-value="Very Low" calcext:value-type="string">
            <text:p>Very Low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1" office:value-type="string" calcext:value-type="string">
            <text:p>Extraversion</text:p>
          </table:table-cell>
          <table:table-cell table:style-name="ce14" table:formula="of:=SUM([.P9]+[.P12]+[.P15]+[.P23]+[.P36]+[.P41]+[.P45]+[.P52]+[.P55]+[.P58]+[.P63]+[.P66]+[.P70]+[.P73]+[.P79]+[.P82]+[.P85]+[.P90]+[.P96]+[.P101])" office:value-type="float" office:value="0" calcext:value-type="float">
            <text:p>0</text:p>
          </table:table-cell>
          <table:table-cell table:style-name="ce14" table:formula="of:=ORG.LIBREOFFICE.RAWSUBTRACT( [.B115];10)" office:value-type="float" office:value="-10" calcext:value-type="float">
            <text:p>-10</text:p>
          </table:table-cell>
          <table:table-cell table:style-name="ce16" table:formula="of:=IF([.C115]&lt;=20;&quot;Very Low&quot;;IF([.C115]&lt;=40;&quot;Low&quot;;IF([.C115]&lt;60;&quot;Average&quot;;IF([.C115]&lt;80;&quot;High&quot;;&quot;Very High&quot;))))" office:value-type="string" office:string-value="Very Low" calcext:value-type="string">
            <text:p>Very Low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1" office:value-type="string" calcext:value-type="string">
            <text:p>Agreeableness</text:p>
          </table:table-cell>
          <table:table-cell table:style-name="ce14" table:formula="of:=SUM([.P5]+[.P14]+[.P17]+[.P21]+[.P26]+[.P29]+[.P33]+[.P38]+[.P44]+[.P49]+[.P53]+[.P56]+[.P62]+[.P71]+[.P77]+[.P83]+[.P89]+[.P92]+[.P97]+[.P103])" office:value-type="float" office:value="0" calcext:value-type="float">
            <text:p>0</text:p>
          </table:table-cell>
          <table:table-cell table:style-name="ce14" table:formula="of:=ORG.LIBREOFFICE.RAWSUBTRACT( [.B116];10)" office:value-type="float" office:value="-10" calcext:value-type="float">
            <text:p>-10</text:p>
          </table:table-cell>
          <table:table-cell table:style-name="ce16" table:formula="of:=IF([.C116]&lt;=20;&quot;Very Low&quot;;IF([.C116]&lt;=40;&quot;Low&quot;;IF([.C116]&lt;60;&quot;Average&quot;;IF([.C116]&lt;80;&quot;High&quot;;&quot;Very High&quot;))))" office:value-type="string" office:string-value="Very Low" calcext:value-type="string">
            <text:p>Very Low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1" office:value-type="string" calcext:value-type="string">
            <text:p>Neuroticism</text:p>
          </table:table-cell>
          <table:table-cell table:style-name="ce14" table:formula="of:=SUM([.P8]+[.P11]+[.P16]+[.P19]+[.P22]+[.P24]+[.P27]+[.P32]+[.P37]+[.P40]+[.P47]+[.P50]+[.P60]+[.P64]+[.P67]+[.P75]+[.P87]+[.P93]+[.P98]+[.P102])" office:value-type="float" office:value="0" calcext:value-type="float">
            <text:p>0</text:p>
          </table:table-cell>
          <table:table-cell table:style-name="ce14" table:formula="of:=ORG.LIBREOFFICE.RAWSUBTRACT( [.B117];10)" office:value-type="float" office:value="-10" calcext:value-type="float">
            <text:p>-10</text:p>
          </table:table-cell>
          <table:table-cell table:style-name="ce16" table:formula="of:=IF([.C117]&lt;=20;&quot;Very Low&quot;;IF([.C117]&lt;=40;&quot;Low&quot;;IF([.C117]&lt;60;&quot;Average&quot;;IF([.C117]&lt;80;&quot;High&quot;;&quot;Very High&quot;))))" office:value-type="string" office:string-value="Very Low" calcext:value-type="string">
            <text:p>Very Low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number-columns-repeated="4"/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 table:number-rows-repeated="6">
          <table:table-cell table:number-columns-repeated="16"/>
        </table:table-row>
        <table:table-row table:style-name="ro4">
          <table:table-cell table:style-name="ce19"/>
          <table:table-cell table:style-name="ce14" table:number-columns-repeated="4"/>
          <table:table-cell table:number-columns-repeated="11"/>
        </table:table-row>
        <table:table-row table:style-name="ro4">
          <table:table-cell table:style-name="ce19" office:value-type="string" calcext:value-type="string">
            <text:p>The sheet uses these values to validate the input: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Y</text:p>
          </table:table-cell>
          <table:table-cell table:number-columns-repeated="11"/>
        </table:table-row>
        <table:table-row table:style-name="ro4" table:number-rows-repeated="99">
          <table:table-cell/>
          <table:table-cell table:style-name="ce14" table:number-columns-repeated="4"/>
          <table:table-cell table:number-columns-repeated="11"/>
        </table:table-row>
        <table:table-row table:style-name="ro4" table:number-rows-repeated="1048350">
          <table:table-cell table:number-columns-repeated="16"/>
        </table:table-row>
        <table:table-row table:style-name="ro4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7">00/00/0000</text:date>, <text:time style:data-style-name="N2" text:time-value="17:40:09.7380782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5-27T19:48:28.282289252</dc:date>
    <meta:editing-duration>PT14H53M39S</meta:editing-duration>
    <meta:editing-cycles>43</meta:editing-cycles>
    <meta:document-statistic meta:table-count="1" meta:cell-count="1155" meta:object-count="0"/>
  </office:meta>
</office:document-meta>
</file>